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9900ff" draw:marker-start-width="0.355cm" draw:marker-end-width="0.355cm" draw:fill="none" draw:textarea-horizontal-align="justify" draw:textarea-vertical-align="middle" draw:auto-grow-height="false" fo:min-height="0.853cm" fo:min-width="1.29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9900ff" draw:marker-start-width="0.355cm" draw:marker-end-width="0.355cm" draw:fill="none" draw:textarea-horizontal-align="justify" draw:textarea-vertical-align="middle" draw:auto-grow-height="false" fo:min-height="0.817cm" fo:min-width="2.567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61cm"/>
    </style:style>
    <style:style style:name="gr4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fo:font-size="12pt" style:font-size-asian="18pt" style:font-size-complex="18pt"/>
    </style:style>
    <style:style style:name="T1" style:family="text">
      <style:text-properties fo:color="#9900ff" style:font-name="Liberation Sans1" fo:font-size="12pt" style:font-name-asian="Liberation Sans1" style:font-size-asian="18pt" style:font-name-complex="Liberation Sans1" style:font-size-complex="18pt"/>
    </style:style>
    <style:style style:name="T2" style:family="text">
      <style:text-properties fo:color="#9900ff" style:text-position="sub 58%" style:font-name="Liberation Sans1" fo:font-size="12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556cm" svg:x="1.989cm" svg:y="0.98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6.234cm" svg:height="3.447cm" svg:x="0.989cm" svg:y="5.69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6.234cm" svg:height="3.447cm" draw:transform="rotate (1.5707963267949) translate (5.685cm 7.1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2.123cm" svg:height="0.86cm" svg:x="4.338cm" svg:y="8.393cm">
          <draw:text-box>
            <text:p><text:span text:style-name="T1">Θ</text:span><text:span text:style-name="T2">1</text:span><text:span text:style-name="T1"> = π/6</text:span></text:p>
          </draw:text-box>
        </draw:frame>
        <draw:frame draw:style-name="gr3" draw:text-style-name="P2" draw:layer="layout" svg:width="2.139cm" svg:height="0.86cm" svg:x="0.82cm" svg:y="8.385cm">
          <draw:text-box>
            <text:p><text:span text:style-name="T1">Θ</text:span><text:span text:style-name="T2">2</text:span><text:span text:style-name="T1"> = π/2</text:span></text:p>
          </draw:text-box>
        </draw:frame>
        <draw:frame draw:style-name="gr3" draw:text-style-name="P2" draw:layer="layout" svg:width="2.139cm" svg:height="0.86cm" svg:x="0.821cm" svg:y="6.585cm">
          <draw:text-box>
            <text:p><text:span text:style-name="T1">Θ</text:span><text:span text:style-name="T2">3</text:span><text:span text:style-name="T1"> = π/3</text:span></text:p>
          </draw:text-box>
        </draw:frame>
        <draw:frame draw:style-name="gr3" draw:text-style-name="P2" draw:layer="layout" svg:width="2.139cm" svg:height="0.86cm" svg:x="1.893cm" svg:y="3.794cm">
          <draw:text-box>
            <text:p><text:span text:style-name="T1">Θ</text:span><text:span text:style-name="T2">2</text:span><text:span text:style-name="T1"> = π/2</text:span></text:p>
          </draw:text-box>
        </draw:frame>
        <draw:frame draw:style-name="gr3" draw:text-style-name="P2" draw:layer="layout" svg:width="2.139cm" svg:height="0.86cm" svg:x="4.494cm" svg:y="3.794cm">
          <draw:text-box>
            <text:p><text:span text:style-name="T1">Θ</text:span><text:span text:style-name="T2">1</text:span><text:span text:style-name="T1"> = π/4</text:span></text:p>
          </draw:text-box>
        </draw:frame>
        <draw:frame draw:style-name="gr3" draw:text-style-name="P2" draw:layer="layout" svg:width="2.139cm" svg:height="0.86cm" svg:x="1.795cm" svg:y="1.094cm">
          <draw:text-box>
            <text:p><text:span text:style-name="T1">Θ</text:span><text:span text:style-name="T2">3</text:span><text:span text:style-name="T1"> = π/4</text:span></text:p>
          </draw:text-box>
        </draw:frame>
        <draw:frame draw:style-name="gr3" draw:text-style-name="P2" draw:layer="layout" svg:width="2.139cm" svg:height="0.86cm" svg:x="5.822cm" svg:y="6.385cm">
          <draw:text-box>
            <text:p><text:span text:style-name="T1">Θ</text:span><text:span text:style-name="T2">1</text:span><text:span text:style-name="T1"> = π/3</text:span></text:p>
          </draw:text-box>
        </draw:frame>
        <draw:frame draw:style-name="gr3" draw:text-style-name="P2" draw:layer="layout" svg:width="2.123cm" svg:height="0.86cm" svg:x="8.342cm" svg:y="1.729cm">
          <draw:text-box>
            <text:p><text:span text:style-name="T1">Θ</text:span><text:span text:style-name="T2">3</text:span><text:span text:style-name="T1"> = π/6</text:span></text:p>
          </draw:text-box>
        </draw:frame>
        <draw:frame draw:style-name="gr3" draw:text-style-name="P2" draw:layer="layout" svg:width="2.139cm" svg:height="0.86cm" svg:x="8.212cm" svg:y="6.28cm">
          <draw:text-box>
            <text:p><text:span text:style-name="T1">Θ</text:span><text:span text:style-name="T2">2</text:span><text:span text:style-name="T1"> = π/2</text:span></text:p>
          </draw:text-box>
        </draw:frame>
        <draw:frame draw:style-name="gr3" draw:text-style-name="P2" draw:layer="layout" svg:width="0.509cm" svg:height="0.86cm" svg:x="3.696cm" svg:y="2.194cm">
          <draw:text-box>
            <text:p><text:span text:style-name="T1">1</text:span></text:p>
          </draw:text-box>
        </draw:frame>
        <draw:frame draw:style-name="gr4" draw:text-style-name="P2" draw:layer="layout" svg:width="2.186cm" svg:height="0.721cm" svg:x="2.797cm" svg:y="4.494cm">
          <draw:text-box>
            <text:p><text:span text:style-name="T1">1/sqrt(2)</text:span></text:p>
          </draw:text-box>
        </draw:frame>
        <draw:frame draw:style-name="gr4" draw:text-style-name="P2" draw:layer="layout" svg:width="2.186cm" svg:height="0.721cm" svg:x="0.097cm" svg:y="2.695cm">
          <draw:text-box>
            <text:p><text:span text:style-name="T1">1/sqrt(2)</text:span></text:p>
          </draw:text-box>
        </draw:frame>
        <draw:frame draw:style-name="gr4" draw:text-style-name="P2" draw:layer="layout" svg:width="0.789cm" svg:height="0.721cm" svg:x="3.513cm" svg:y="6.461cm">
          <draw:text-box>
            <text:p><text:span text:style-name="T1">1</text:span></text:p>
          </draw:text-box>
        </draw:frame>
        <draw:frame draw:style-name="gr4" draw:text-style-name="P2" draw:layer="layout" svg:width="1.17cm" svg:height="0.721cm" svg:x="0.073cm" svg:y="7.477cm">
          <draw:text-box>
            <text:p><text:span text:style-name="T1">1/2</text:span></text:p>
          </draw:text-box>
        </draw:frame>
        <draw:frame draw:style-name="gr4" draw:text-style-name="P2" draw:layer="layout" svg:width="2.186cm" svg:height="0.721cm" svg:x="2.597cm" svg:y="9.095cm">
          <draw:text-box>
            <text:p><text:span text:style-name="T1">3/sqrt(2)</text:span></text:p>
          </draw:text-box>
        </draw:frame>
        <draw:frame draw:style-name="gr4" draw:text-style-name="P2" draw:layer="layout" svg:width="2.186cm" svg:height="0.721cm" svg:x="9.055cm" svg:y="4.021cm">
          <draw:text-box>
            <text:p><text:span text:style-name="T1">3/sqrt(2)</text:span></text:p>
          </draw:text-box>
        </draw:frame>
        <draw:frame draw:style-name="gr4" draw:text-style-name="P2" draw:layer="layout" svg:width="0.789cm" svg:height="0.721cm" svg:x="6.914cm" svg:y="3.362cm">
          <draw:text-box>
            <text:p><text:span text:style-name="T1">1</text:span></text:p>
          </draw:text-box>
        </draw:frame>
        <draw:frame draw:style-name="gr4" draw:text-style-name="P2" draw:layer="layout" svg:width="1.17cm" svg:height="0.721cm" svg:x="7.096cm" svg:y="7.223cm">
          <draw:text-box>
            <text:p><text:span text:style-name="T1">1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1:35:38.898909000</meta:creation-date>
    <dc:date>2017-08-14T12:21:29.348783000</dc:date>
    <meta:editing-duration>PT13M21S</meta:editing-duration>
    <meta:editing-cycles>4</meta:editing-cycles>
    <meta:generator>LibreOffice/5.3.2.2$MacOSX_X86_64 LibreOffice_project/6cd4f1ef626f15116896b1d8e1398b56da0d0ee1</meta:generator>
    <meta:document-statistic meta:object-count="21"/>
  </office:meta>
</office:document-meta>
</file>